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9" manifest:media-type=""/>
  <manifest:file-entry manifest:full-path="ObjectReplacements/Object 8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2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4" style:family="paragraph" style:parent-style-name="Quotations">
      <style:paragraph-properties fo:margin-left="0.3937in" fo:margin-right="0.3937in" fo:text-indent="0in" style:auto-text-indent="false" fo:padding="0in" fo:border="none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text-properties officeooo:paragraph-rsid="0012cf6d"/>
    </style:style>
    <style:style style:name="P7" style:family="paragraph" style:parent-style-name="Standard">
      <style:paragraph-properties fo:break-before="page"/>
      <style:text-properties officeooo:paragraph-rsid="0012cf6d"/>
    </style:style>
    <style:style style:name="P8" style:family="paragraph" style:parent-style-name="Heading_20_1">
      <style:text-properties fo:font-size="14pt" style:font-size-asian="14pt" style:font-size-complex="14pt"/>
    </style:style>
    <style:style style:name="P9" style:family="paragraph" style:parent-style-name="Heading_20_1">
      <style:paragraph-properties fo:break-before="page"/>
      <style:text-properties fo:font-size="14pt" officeooo:paragraph-rsid="000dec0a" style:font-size-asian="14pt" style:font-size-complex="14pt"/>
    </style:style>
    <style:style style:name="P10" style:family="paragraph" style:parent-style-name="Heading_20_1">
      <style:paragraph-properties fo:break-before="page"/>
      <style:text-properties fo:font-size="14pt" officeooo:paragraph-rsid="0012cf6d" style:font-size-asian="14pt" style:font-size-complex="14pt"/>
    </style:style>
    <style:style style:name="P11" style:family="paragraph" style:parent-style-name="Heading_20_1">
      <style:paragraph-properties fo:break-before="page"/>
      <style:text-properties fo:font-size="14pt" officeooo:paragraph-rsid="001515f2" style:font-size-asian="14pt" style:font-size-complex="14pt"/>
    </style:style>
    <style:style style:name="P12" style:family="paragraph" style:parent-style-name="Heading_20_1">
      <style:paragraph-properties fo:break-before="page"/>
      <style:text-properties officeooo:paragraph-rsid="000f2860"/>
    </style:style>
    <style:style style:name="P13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4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5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6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7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P18" style:family="paragraph" style:parent-style-name="Text_20_body" style:list-style-name="L3">
      <style:paragraph-properties fo:margin-left="0in" fo:margin-right="0in" fo:text-indent="0in" style:auto-text-indent="false" fo:padding="0in" fo:border="none"/>
    </style:style>
    <style:style style:name="T1" style:family="text">
      <style:text-properties loext:padding="0in" loext:border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15f2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0dec0a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2cf6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515f2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62917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0" style:family="text">
      <style:text-properties officeooo:rsid="000dec0a"/>
    </style:style>
    <style:style style:name="T11" style:family="text">
      <style:text-properties loext:padding="0.0193in" loext:border="0.06pt solid #f7faff"/>
    </style:style>
    <style:style style:name="T12" style:family="text">
      <style:text-properties loext:padding="0.0193in" loext:border="0.06pt solid #000000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officeooo:rsid="0013b99a"/>
    </style:style>
    <style:style style:name="T15" style:family="text">
      <style:text-properties officeooo:rsid="001515f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1415. The k-th Lexicographical String of All Happy Strings of Length n</text:h>
      <text:p text:style-name="P3">A <text:span text:style-name="Strong_20_Emphasis"><text:span text:style-name="T1">happy string</text:span></text:span> is a string that:</text:p>
      <text:list text:style-name="L1">
        <text:list-item>
          <text:p text:style-name="P14">consists only of letters of the set <text:span text:style-name="Source_20_Text"><text:span text:style-name="T11">['a', 'b', 'c']</text:span></text:span>.</text:p>
        </text:list-item>
        <text:list-item>
          <text:p text:style-name="P15"><text:span text:style-name="Source_20_Text"><text:span text:style-name="T11">s[i] != s[i + 1]</text:span></text:span> for all values of <text:span text:style-name="Source_20_Text"><text:span text:style-name="T11">i</text:span></text:span> from <text:span text:style-name="Source_20_Text"><text:span text:style-name="T11">1</text:span></text:span> to <text:span text:style-name="Source_20_Text"><text:span text:style-name="T11">s.length - 1</text:span></text:span> (string is 1-indexed).</text:p>
        </text:list-item>
      </text:list>
      <text:p text:style-name="P3">For example, strings <text:span text:style-name="Strong_20_Emphasis"><text:span text:style-name="T1">"abc", "ac", "b"</text:span></text:span> and <text:span text:style-name="Strong_20_Emphasis"><text:span text:style-name="T1">"abcbabcbcb"</text:span></text:span> are all happy strings and strings <text:span text:style-name="Strong_20_Emphasis"><text:span text:style-name="T1">"aa", "baa"</text:span></text:span> and <text:span text:style-name="Strong_20_Emphasis"><text:span text:style-name="T1">"ababbc"</text:span></text:span> are not happy strings.</text:p>
      <text:p text:style-name="P3">Given two integers <text:span text:style-name="Source_20_Text"><text:span text:style-name="T11">n</text:span></text:span> and <text:span text:style-name="Source_20_Text"><text:span text:style-name="T11">k</text:span></text:span>, consider a list of all happy strings of length <text:span text:style-name="Source_20_Text"><text:span text:style-name="T11">n</text:span></text:span> sorted in lexicographical order.</text:p>
      <text:p text:style-name="P3">Return <text:span text:style-name="Emphasis"><text:span text:style-name="T1">the kth string</text:span></text:span> of this list or return an <text:span text:style-name="Strong_20_Emphasis"><text:span text:style-name="T1">empty string</text:span></text:span> if there are less than <text:span text:style-name="Source_20_Text"><text:span text:style-name="T11">k</text:span></text:span> happy strings of length <text:span text:style-name="Source_20_Text"><text:span text:style-name="T11">n</text:span></text:span>.</text:p>
      <text:p text:style-name="P3"><text:span text:style-name="Strong_20_Emphasis"><text:span text:style-name="T1">Example 1:</text:span></text:span></text:p>
      <text:p text:style-name="P2"><text:span text:style-name="Strong_20_Emphasis"><text:span text:style-name="T1">Input:</text:span></text:span> n = 1, k = 3</text:p>
      <text:p text:style-name="P2"><text:span text:style-name="Strong_20_Emphasis"><text:span text:style-name="T1">Output:</text:span></text:span> "c"</text:p>
      <text:p text:style-name="P1"><text:span text:style-name="Strong_20_Emphasis"><text:span text:style-name="T1">Explanation:</text:span></text:span> The list ["a", "b", "c"] contains all happy strings of length 1. The third string is "c".</text:p>
      <text:p text:style-name="P3"><text:span text:style-name="Strong_20_Emphasis"><text:span text:style-name="T1">Example 2:</text:span></text:span></text:p>
      <text:p text:style-name="P2"><text:span text:style-name="Strong_20_Emphasis"><text:span text:style-name="T1">Input:</text:span></text:span> n = 1, k = 4</text:p>
      <text:p text:style-name="P2"><text:span text:style-name="Strong_20_Emphasis"><text:span text:style-name="T1">Output:</text:span></text:span> ""</text:p>
      <text:p text:style-name="P1"><text:span text:style-name="Strong_20_Emphasis"><text:span text:style-name="T1">Explanation:</text:span></text:span> There are only 3 happy strings of length 1.</text:p>
      <text:p text:style-name="P3"><text:span text:style-name="Strong_20_Emphasis"><text:span text:style-name="T1">Example 3:</text:span></text:span></text:p>
      <text:p text:style-name="P2"><text:span text:style-name="Strong_20_Emphasis"><text:span text:style-name="T1">Input:</text:span></text:span> n = 3, k = 9</text:p>
      <text:p text:style-name="P2"><text:span text:style-name="Strong_20_Emphasis"><text:span text:style-name="T1">Output:</text:span></text:span> "cab"</text:p>
      <text:p text:style-name="P1"><text:span text:style-name="Strong_20_Emphasis"><text:span text:style-name="T1">Explanation:</text:span></text:span> There are 12 different happy string of length 3 ["aba", "abc", "aca", "acb", "bab", "bac", "bca", "bcb", "cab", "cac", "cba", "cbc"]. You will find the 9<text:span text:style-name="T1">th</text:span> string = "cab"</text:p>
      <text:p text:style-name="P3"><text:span text:style-name="Strong_20_Emphasis"><text:span text:style-name="T1">Constraints:</text:span></text:span></text:p>
      <text:list text:style-name="L2">
        <text:list-item>
          <text:p text:style-name="P16"><text:span text:style-name="Source_20_Text"><text:span text:style-name="T11">1 &lt;= n &lt;= 10</text:span></text:span></text:p>
        </text:list-item>
        <text:list-item>
          <text:p text:style-name="P17"><text:span text:style-name="Source_20_Text"><text:span text:style-name="T11">1 &lt;= k &lt;= 100</text:span></text:span></text:p>
        </text:list-item>
      </text:list>
      <text:p text:style-name="Standard"/>
      <text:h text:style-name="P12" text:outline-level="1"><text:span text:style-name="T13">1415. The k-th Lexicographical String of All Happy Strings of Lengt</text:span>h n</text:h>
      <text:h text:style-name="Heading_20_3" text:outline-level="3"><text:bookmark text:name="overview"/>Overview</text:h>
      <text:p text:style-name="P3">We are given a positive integer <text:span text:style-name="Source_20_Text"><text:span text:style-name="T1"><draw:frame draw:style-name="fr1" draw:name="Object3" text:anchor-type="as-char" svg:y="-0.1862in" svg:width="0.2492in" svg:height="0.2311in" draw:z-index="2"><draw:object xlink:href="./Object 3" xlink:type="simple" xlink:show="embed" xlink:actuate="onLoad"/><draw:image xlink:href="./ObjectReplacements/Object 3" xlink:type="simple" xlink:show="embed" xlink:actuate="onLoad"/></draw:frame></text:span></text:span>, which represents the length of the <text:s text:c="21"/>string, and an integer<text:span text:style-name="Source_20_Text"><text:span text:style-name="T1"><draw:frame draw:style-name="fr1" draw:name="Object4" text:anchor-type="as-char" svg:y="-0.1862in" svg:width="0.2508in" svg:height="0.2311in" draw:z-index="3"><draw:object xlink:href="./Object 4" xlink:type="simple" xlink:show="embed" xlink:actuate="onLoad"/><draw:image xlink:href="./ObjectReplacements/Object 4" xlink:type="simple" xlink:show="embed" xlink:actuate="onLoad"/></draw:frame></text:span></text:span>. Our task is to find the<text:span text:style-name="T12"><draw:frame draw:style-name="fr1" draw:name="Object5" text:anchor-type="as-char" svg:y="-0.1862in" svg:width="0.5909in" svg:height="0.2311in" draw:z-index="4"><draw:object xlink:href="./Object 5" xlink:type="simple" xlink:show="embed" xlink:actuate="onLoad"/><draw:image xlink:href="./ObjectReplacements/Object 5" xlink:type="simple" xlink:show="embed" xlink:actuate="onLoad"/></draw:frame></text:span>happy string of length<text:span text:style-name="Source_20_Text"><text:span text:style-name="T1"><draw:frame draw:style-name="fr1" draw:name="Object6" text:anchor-type="as-char" svg:y="-0.1862in" svg:width="0.2492in" svg:height="0.2311in" draw:z-index="5"><draw:object xlink:href="./Object 6" xlink:type="simple" xlink:show="embed" xlink:actuate="onLoad"/><draw:image xlink:href="./ObjectReplacements/Object 6" xlink:type="simple" xlink:show="embed" xlink:actuate="onLoad"/></draw:frame></text:span></text:span>when all <text:span text:style-name="Emphasis"><text:span text:style-name="T1">happy </text:span></text:span>strings are listed in lexicographical order. Let’s break this down:</text:p>
      <text:list text:style-name="L3">
        <text:list-item>
          <text:p text:style-name="P18"><text:span text:style-name="Strong_20_Emphasis"><text:span text:style-name="T1">Happy Strings</text:span></text:span>: A string is called happy if it consists only of the characters<text:span text:style-name="Source_20_Text"><text:span text:style-name="T1">'a'</text:span></text:span>,<text:span text:style-name="Source_20_Text"><text:span text:style-name="T1">'b'</text:span></text:span>, and<text:span text:style-name="Source_20_Text"><text:span text:style-name="T1">'c'</text:span></text:span>, and no two consecutive characters are the same. For example,<text:span text:style-name="Source_20_Text"><text:span text:style-name="T1">"abc"</text:span></text:span>and<text:span text:style-name="Source_20_Text"><text:span text:style-name="T1">"aba"</text:span></text:span>are happy strings, but<text:span text:style-name="Source_20_Text"><text:span text:style-name="T1">"aa"</text:span></text:span>and<text:span text:style-name="Source_20_Text"><text:span text:style-name="T1">"ad"</text:span></text:span>are not.</text:p>
        </text:list-item>
        <text:list-item>
          <text:p text:style-name="P18"><text:span text:style-name="Strong_20_Emphasis"><text:span text:style-name="T1">Lexicographical Order</text:span></text:span>: This is the order in which words appear in a dictionary. When comparing two strings, we look at the first different character. The one with the smaller character (closer to<text:span text:style-name="Source_20_Text"><text:span text:style-name="T1">'a'</text:span></text:span>in the alphabet) comes first. For example,<text:span text:style-name="Source_20_Text"><text:span text:style-name="T1">"abc"</text:span></text:span>comes before<text:span text:style-name="Source_20_Text"><text:span text:style-name="T1">"acb"</text:span></text:span>because<text:span text:style-name="Source_20_Text"><text:span text:style-name="T1">'b'</text:span></text:span>comes before<text:span text:style-name="Source_20_Text"><text:span text:style-name="T1">'c'</text:span></text:span>.</text:p>
        </text:list-item>
      </text:list>
      <text:p text:style-name="P4">Note: If there are fewer than<text:span text:style-name="T12"><draw:frame draw:style-name="fr1" draw:name="Object7" text:anchor-type="as-char" svg:y="-0.1862in" svg:width="0.2508in" svg:height="0.2311in" draw:z-index="6"><draw:object xlink:href="./Object 7" xlink:type="simple" xlink:show="embed" xlink:actuate="onLoad"/><draw:image xlink:href="./ObjectReplacements/Object 7" xlink:type="simple" xlink:show="embed" xlink:actuate="onLoad"/></draw:frame></text:span>such strings, we return an empty string.</text:p>
      <text:p text:style-name="Standard"/>
      <text:h text:style-name="P9" text:outline-level="1">1415. The k-th Lexicographical String of All Happy Strings of Length n</text:h>
      <text:p text:style-name="Standard">/*</text:p>
      <text:p text:style-name="Standard"><text:s text:c="4"/><text:span text:style-name="T4">Recursive+backtracking: Generate all happy strings</text:span></text:p>
      <text:p text:style-name="Standard"><text:s text:c="4"/>Time complexity: <draw:frame draw:style-name="fr1" draw:name="Object1" text:anchor-type="as-char" svg:y="-0.2161in" svg:width="0.8189in" svg:height="0.276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text:s text:c="4"/>Space compl<text:span text:style-name="T10">e</text:span>xity: <draw:frame draw:style-name="fr1" draw:name="Object2" text:anchor-type="as-char" svg:y="-0.1909in" svg:width="0.5752in" svg:height="0.2516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*/</text:p>
      <text:p text:style-name="Standard">class Solution {</text:p>
      <text:p text:style-name="Standard"><text:s text:c="4"/>public:</text:p>
      <text:p text:style-name="Standard"><text:s text:c="8"/>std::string getHappyString(int n, int k) {</text:p>
      <text:p text:style-name="Standard"><text:s text:c="12"/>int cnt=0; <text:span text:style-name="T4">// index in sorted order list of happy strings</text:span></text:p>
      <text:p text:style-name="Standard"><text:s text:c="12"/>std::string cur; <text:span text:style-name="T4">// Generated happ</text:span><text:span text:style-name="T5">y</text:span><text:span text:style-name="T4"> string</text:span></text:p>
      <text:p text:style-name="Standard"><text:s text:c="12"/>std::string ans; <text:span text:style-name="T4">// Final answer</text:span></text:p>
      <text:p text:style-name="Standard"><text:s text:c="12"/></text:p>
      <text:p text:style-name="Standard"><text:s text:c="9"/><text:span text:style-name="T4"><text:s text:c="3"/>// Function to generate happy strings in lexicographically order </text:span></text:p>
      <text:p text:style-name="Standard"><text:s text:c="12"/>auto solve=[&amp;](auto&amp; self)-&gt;void{</text:p>
      <text:p text:style-name="Standard"><text:s text:c="14"/><text:span text:style-name="T4"><text:s text:c="2"/>// If we generate a happy string of size n</text:span></text:p>
      <text:p text:style-name="Standard"><text:s text:c="16"/>if(cur.size()==n){</text:p>
      <text:p text:style-name="Standard"><text:s text:c="20"/>cnt++; <text:span text:style-name="T4">// Increment the counter (its index in sorted order list of happy strings)</text:span></text:p>
      <text:p text:style-name="Standard"><text:s text:c="20"/>if(cnt==k) ans=cur; <text:span text:style-name="T4">// If we read the k-th happy string, we get our answe</text:span>r</text:p>
      <text:p text:style-name="Standard"><text:s text:c="20"/>return;</text:p>
      <text:p text:style-name="Standard"><text:s text:c="16"/>}</text:p>
      <text:p text:style-name="Standard"><text:s text:c="16"/></text:p>
      <text:p text:style-name="Standard"><text:s text:c="12"/><text:span text:style-name="T4"><text:s text:c="4"/>// For each happy string, we use the letters 'a','b' and 'c'</text:span></text:p>
      <text:p text:style-name="Standard"><text:s text:c="16"/>for(char c='a';c&lt;='c';++c){</text:p>
      <text:p text:style-name="Standard"><text:s text:c="17"/><text:span text:style-name="T4"><text:s text:c="3"/>// If the generated string is not happy(cur[i-1]==c), go next letter</text:span></text:p>
      <text:p text:style-name="Standard"><text:s text:c="20"/>if(!cur.empty() &amp;&amp; cur.back()==c) continue;</text:p>
      <text:p text:style-name="Standard"/>
      <text:p text:style-name="Standard"><text:s text:c="19"/><text:span text:style-name="T4"><text:s/>// Otherwise</text:span></text:p>
      <text:p text:style-name="Standard"><text:s text:c="20"/>cur.push_back(c); /<text:span text:style-name="T4">/ Push the current letter to the current happy string</text:span></text:p>
      <text:p text:style-name="Standard"><text:s text:c="20"/>self(self); <text:span text:style-name="T4">// Continue generating</text:span></text:p>
      <text:p text:style-name="Standard"><text:s text:c="20"/>if(!ans.empty()) return; <text:span text:style-name="T4">// If we get our result, stop the pr</text:span><text:span text:style-name="T5">o</text:span><text:span text:style-name="T4">cess</text:span></text:p>
      <text:p text:style-name="Standard"><text:s text:c="20"/>cur.pop_back(); <text:span text:style-name="T4">// Backtrack by removing the last character</text:span></text:p>
      <text:p text:style-name="Standard"><text:s text:c="16"/>}</text:p>
      <text:p text:style-name="Standard"><text:s text:c="12"/>};</text:p>
      <text:p text:style-name="Standard"/>
      <text:p text:style-name="Standard"><text:s text:c="12"/>solve(solve);</text:p>
      <text:p text:style-name="Standard"><text:s text:c="12"/></text:p>
      <text:p text:style-name="Standard"><text:s text:c="12"/>return ans;</text:p>
      <text:p text:style-name="Standard"><text:s text:c="4"/></text:p>
      <text:p text:style-name="Standard"><text:s text:c="8"/>}</text:p>
      <text:p text:style-name="Standard">};</text:p>
      <text:h text:style-name="P10" text:outline-level="1">1415. The k-th Lexicographical String of All Happy Strings of Length n</text:h>
      <text:p text:style-name="Standard">/*</text:p>
      <text:p text:style-name="Standard"><text:s text:c="4"/><text:span text:style-name="T4">Recursive+backtracking: Generate all happy strings o</text:span><text:span text:style-name="T8">f</text:span><text:span text:style-name="T4"> the group where the k-th</text:span></text:p>
      <text:p text:style-name="P5"><text:s text:c="4"/>happy string belongs</text:p>
      <text:p text:style-name="Standard"><text:s text:c="4"/>Time complexity: <draw:frame draw:style-name="fr1" draw:name="Object8" text:anchor-type="as-char" svg:y="-0.2161in" svg:width="0.6366in" svg:height="0.2764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><text:s text:c="4"/>Space compl<text:span text:style-name="T14">e</text:span>xity: <draw:frame draw:style-name="fr1" draw:name="Object9" text:anchor-type="as-char" svg:y="-0.1909in" svg:width="0.5752in" svg:height="0.2516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>*/</text:p>
      <text:p text:style-name="Standard">class Solution {</text:p>
      <text:p text:style-name="Standard"><text:s text:c="4"/>public:</text:p>
      <text:p text:style-name="Standard"><text:s text:c="8"/>std::string getHappyString(int n, int k) {</text:p>
      <text:p text:style-name="Standard"><text:s text:c="12"/><text:span text:style-name="T4">// Count total happy string in ea</text:span><text:span text:style-name="T6">c</text:span><text:span text:style-name="T4">h group</text:span></text:p>
      <text:p text:style-name="Standard"><text:s text:c="12"/>int group_count=1&lt;&lt;(n-1);</text:p>
      <text:p text:style-name="Standard"/>
      <text:p text:style-name="Standard"><text:s text:c="11"/><text:span text:style-name="T4"><text:s/>// Count total number of happy strings</text:span></text:p>
      <text:p text:style-name="Standard"><text:s text:c="12"/>int happy_count=3*group_count;</text:p>
      <text:p text:style-name="Standard"/>
      <text:p text:style-name="Standard"><text:s text:c="10"/><text:span text:style-name="T4"><text:s text:c="2"/>// If k exceeds the total number of happy strings</text:span></text:p>
      <text:p text:style-name="Standard"><text:s text:c="12"/>if(k&gt;happy_count) return "";</text:p>
      <text:p text:style-name="Standard"/>
      <text:p text:style-name="Standard"><text:s text:c="12"/><text:span text:style-name="T4">// Determine which group belongs the k-th happy string ('a','b' or 'c')</text:span></text:p>
      <text:p text:style-name="Standard"><text:s text:c="12"/>int group=ceil(k*1.0/group_count*1.0);</text:p>
      <text:p text:style-name="Standard"/>
      <text:p text:style-name="Standard"><text:s text:c="11"/><text:span text:style-name="T4"><text:s/>// Update k of the k-th happy string in the its group </text:span></text:p>
      <text:p text:style-name="Standard"><text:s text:c="12"/>k=k-(group-1)*group_count;</text:p>
      <text:p text:style-name="Standard"><text:s text:c="12"/></text:p>
      <text:p text:style-name="Standard"><text:s text:c="12"/>int cnt=0; <text:span text:style-name="T4">// index in sorted order list of happy strings</text:span></text:p>
      <text:p text:style-name="Standard"/>
      <text:p text:style-name="Standard"><text:s text:c="12"/>std::string cur; <text:span text:style-name="T4">// Generated happy string</text:span></text:p>
      <text:p text:style-name="Standard"><text:s text:c="12"/>cur.push_back((group-1)+'a'); <text:span text:style-name="T4">// We know, which group belong the k-th happy string</text:span></text:p>
      <text:p text:style-name="Standard"/>
      <text:p text:style-name="Standard"><text:s text:c="12"/>std::string ans; <text:span text:style-name="T4">// Final answer</text:span></text:p>
      <text:p text:style-name="Standard"><text:s text:c="12"/></text:p>
      <text:p text:style-name="P6"><text:s text:c="11"/></text:p>
      <text:p text:style-name="P7"><text:tab/> <text:span text:style-name="T4">// Function to generate happy strings in lexicographically order </text:span></text:p>
      <text:p text:style-name="Standard"><text:s text:c="12"/>auto solve=[&amp;](auto&amp; self)-&gt;void{</text:p>
      <text:p text:style-name="Standard"><text:s text:c="16"/><text:span text:style-name="T9">// If we generate a happy string of size n</text:span></text:p>
      <text:p text:style-name="Standard"><text:s text:c="16"/>if(cur.size()==n){</text:p>
      <text:p text:style-name="Standard"><text:s text:c="20"/>cnt++;<text:span text:style-name="T4"> // Increment the counter (its index in sorted order list of happy strings)</text:span></text:p>
      <text:p text:style-name="Standard"><text:s text:c="20"/>if(cnt==k) ans=cur; <text:span text:style-name="T4">// If we read the k-th happy string, we get our answer</text:span></text:p>
      <text:p text:style-name="Standard"><text:s text:c="20"/>return;</text:p>
      <text:p text:style-name="Standard"><text:s text:c="16"/>}</text:p>
      <text:p text:style-name="Standard"><text:s text:c="16"/></text:p>
      <text:p text:style-name="Standard"><text:s text:c="14"/><text:span text:style-name="T4"><text:s text:c="2"/>// For each happy string, we use the letters 'a','b' and 'c'</text:span></text:p>
      <text:p text:style-name="Standard"><text:s text:c="16"/>for(char c='a';c&lt;='c';++c){</text:p>
      <text:p text:style-name="Standard"><text:s text:c="20"/>// If the generated string is not happy(cur[i-1]==c), go next letter</text:p>
      <text:p text:style-name="Standard"><text:s text:c="20"/>if(cur.back()==c) continue;</text:p>
      <text:p text:style-name="Standard"/>
      <text:p text:style-name="Standard"><text:s text:c="19"/><text:span text:style-name="T4"><text:s/>// Otherwise</text:span></text:p>
      <text:p text:style-name="Standard"><text:s text:c="20"/>cur.push_back(c); <text:span text:style-name="T4">// Push the current letter to the current happy string</text:span></text:p>
      <text:p text:style-name="Standard"><text:s text:c="20"/>self(self); <text:span text:style-name="T4">// Continue generating</text:span></text:p>
      <text:p text:style-name="Standard"><text:s text:c="20"/>if(!ans.empty()) return; <text:span text:style-name="T4">// If we get our result, stop the pr</text:span><text:span text:style-name="T6">o</text:span><text:span text:style-name="T4">cess</text:span></text:p>
      <text:p text:style-name="Standard"><text:s text:c="20"/>cur.pop_back(); <text:span text:style-name="T4">// Backtrack by removing the last character</text:span></text:p>
      <text:p text:style-name="Standard"><text:s text:c="16"/>}</text:p>
      <text:p text:style-name="Standard"><text:s text:c="12"/>};</text:p>
      <text:p text:style-name="Standard"/>
      <text:p text:style-name="Standard"><text:s text:c="12"/>solve(solve);</text:p>
      <text:p text:style-name="Standard"><text:s text:c="12"/></text:p>
      <text:p text:style-name="Standard"><text:s text:c="12"/>return ans;</text:p>
      <text:p text:style-name="Standard"><text:s text:c="4"/></text:p>
      <text:p text:style-name="Standard"><text:s text:c="8"/>}</text:p>
      <text:p text:style-name="Standard">};</text:p>
      <text:h text:style-name="P11" text:outline-level="1">1415. The k-th Lexicographical String of All Happy Strings of Length n</text:h>
      <text:p text:style-name="Standard">/*</text:p>
      <text:p text:style-name="Standard"><text:s text:c="4"/><text:span text:style-name="T4">Math: Select and shrink the group of the k-th happy string</text:span></text:p>
      <text:p text:style-name="Standard"><text:s text:c="4"/>Time complexity: O(n)</text:p>
      <text:p text:style-name="Standard"><text:s text:c="4"/>Space compl<text:span text:style-name="T15">e</text:span>xity: O(1)</text:p>
      <text:p text:style-name="Standard">*/</text:p>
      <text:p text:style-name="Standard">class Solution {</text:p>
      <text:p text:style-name="Standard"><text:s text:c="4"/>public:</text:p>
      <text:p text:style-name="Standard"><text:s text:c="8"/>std::string getHappyString(int n, int k) {</text:p>
      <text:p text:style-name="Standard"><text:s text:c="12"/><text:span text:style-name="T4">// Count total happy string in e</text:span><text:span text:style-name="T7">a</text:span><text:span text:style-name="T4">ch group</text:span></text:p>
      <text:p text:style-name="Standard"><text:s text:c="12"/>int group_count=1&lt;&lt;(n-1);</text:p>
      <text:p text:style-name="Standard"/>
      <text:p text:style-name="Standard"><text:s text:c="12"/><text:span text:style-name="T4">// Count total number of happy strings</text:span></text:p>
      <text:p text:style-name="Standard"><text:s text:c="12"/>int happy_count=3*group_count;</text:p>
      <text:p text:style-name="Standard"/>
      <text:p text:style-name="Standard"><text:s text:c="12"/><text:span text:style-name="T4">// If k exceeds the total number of happy strings</text:span></text:p>
      <text:p text:style-name="Standard"><text:s text:c="12"/>if(k&gt;happy_count) return "";</text:p>
      <text:p text:style-name="Standard"/>
      <text:p text:style-name="Standard"><text:s text:c="12"/><text:span text:style-name="T4">// Determine which group belongs the k-th happy string ('a','b' or 'c')</text:span></text:p>
      <text:p text:style-name="Standard"><text:s text:c="12"/>int group=ceil(k*1.0/group_count*1.0);</text:p>
      <text:p text:style-name="Standard"/>
      <text:p text:style-name="Standard"><text:s text:c="12"/><text:span text:style-name="T4">// Update k of the k-th happy string in the its group</text:span> </text:p>
      <text:p text:style-name="Standard"><text:s text:c="12"/>k=k-(group-1)*group_count;</text:p>
      <text:p text:style-name="Standard"/>
      <text:p text:style-name="Standard"><text:s text:c="12"/>std::string ans;<text:span text:style-name="T4"> // Generated happy string</text:span></text:p>
      <text:p text:style-name="Standard"><text:s text:c="12"/>ans.push_back((group-1)+'a');<text:span text:style-name="T4"> // We know, which group belong the k-th happy string</text:span></text:p>
      <text:p text:style-name="Standard"/>
      <text:p text:style-name="Standard"><text:s text:c="12"/><text:span text:style-name="T4">// Map each group 'a','b' and 'c' with its two options</text:span></text:p>
      <text:p text:style-name="Standard"><text:s text:c="12"/>std::vector&lt;std::vector&lt;char&gt;&gt; mapping={{'b','c'},{'a','c'},{'a','b'}};</text:p>
      <text:p text:style-name="Standard"/>
      <text:p text:style-name="Standard"><text:s text:c="9"/><text:span text:style-name="T4"><text:s text:c="3"/>// Build the remaining answer letters, by going down </text:span><text:span text:style-name="T7">in</text:span><text:span text:style-name="T4"> the tree and </text:span></text:p>
      <text:p text:style-name="P5"><text:s text:c="12"/>// selecting the correspondent group of the k-th happy string</text:p>
      <text:p text:style-name="Standard"><text:s text:c="12"/>for(int i=1;i&lt;n;++i){</text:p>
      <text:p text:style-name="Standard"><text:s text:c="16"/>group_count/=2;</text:p>
      <text:p text:style-name="Standard"><text:s text:c="16"/>group=ceil(k*1.0/group_count*1.0);</text:p>
      <text:p text:style-name="Standard"><text:s text:c="16"/>k=k-(group-1)*group_count;</text:p>
      <text:p text:style-name="Standard"><text:s text:c="16"/>ans+=mapping[ans.back()-'a'][group-1];</text:p>
      <text:p text:style-name="Standard"><text:s text:c="12"/>}</text:p>
      <text:p text:style-name="Standard"><text:s text:c="12"/></text:p>
      <text:p text:style-name="Standard"><text:s text:c="12"/>return ans;</text:p>
      <text:p text:style-name="Standard"><text:s text:c="4"/></text:p>
      <text:p text:style-name="Standard"><text:s text:c="8"/>}</text:p>
      <text:p text:style-name="Standard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Arabic1" style:font-family-complex="'Noto Sans Arabic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4</text:page-number>/<text:page-count>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11:04:28.820067388</meta:creation-date>
    <dc:date>2025-02-19T17:15:15.692178449</dc:date>
    <meta:editing-duration>PT40M16S</meta:editing-duration>
    <meta:editing-cycles>7</meta:editing-cycles>
    <meta:generator>LibreOffice/24.2.7.2$Linux_X86_64 LibreOffice_project/420$Build-2</meta:generator>
    <meta:document-statistic meta:table-count="0" meta:image-count="0" meta:object-count="9" meta:page-count="6" meta:paragraph-count="157" meta:word-count="955" meta:character-count="7387" meta:non-whitespace-character-count="5127"/>
  </office:meta>
</office:document-meta>
</file>

<file path=Object 1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i>n</mi>
            <msup>
              <mn>.2</mn>
              <mi>n</mi>
            </msup>
          </mrow>
        </mrow>
        <mo fence="true" form="postfix" stretchy="false">)</mo>
      </mrow>
    </mrow>
    <annotation encoding="StarMath 5.0">O(n.2^n)</annotation>
  </semantics>
</math>
</file>

<file path=Object 2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</mrow>
    <annotation encoding="StarMath 5.0">O(n)</annotation>
  </semantics>
</math>
</file>

<file path=Object 3/content.xml><?xml version="1.0" encoding="utf-8"?>
<math xmlns="http://www.w3.org/1998/Math/MathML" display="block">
  <semantics>
    <mi>n</mi>
    <annotation encoding="StarMath 5.0">n</annotation>
  </semantics>
</math>
</file>

<file path=Object 4/content.xml><?xml version="1.0" encoding="utf-8"?>
<math xmlns="http://www.w3.org/1998/Math/MathML" display="block">
  <semantics>
    <mi>k</mi>
    <annotation encoding="StarMath 5.0">k</annotation>
  </semantics>
</math>
</file>

<file path=Object 5/content.xml><?xml version="1.0" encoding="utf-8"?>
<math xmlns="http://www.w3.org/1998/Math/MathML" display="block">
  <semantics>
    <mrow>
      <mi>k</mi>
      <mo stretchy="false">−</mo>
      <mi mathvariant="italic">th</mi>
    </mrow>
    <annotation encoding="StarMath 5.0">k-th</annotation>
  </semantics>
</math>
</file>

<file path=Object 6/content.xml><?xml version="1.0" encoding="utf-8"?>
<math xmlns="http://www.w3.org/1998/Math/MathML" display="block">
  <semantics>
    <mi>n</mi>
    <annotation encoding="StarMath 5.0">n</annotation>
  </semantics>
</math>
</file>

<file path=Object 7/content.xml><?xml version="1.0" encoding="utf-8"?>
<math xmlns="http://www.w3.org/1998/Math/MathML" display="block">
  <semantics>
    <mi>k</mi>
    <annotation encoding="StarMath 5.0">k</annotation>
  </semantics>
</math>
</file>

<file path=Object 8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n>2</mn>
            <mi>n</mi>
          </msup>
        </mrow>
        <mo fence="true" form="postfix" stretchy="false">)</mo>
      </mrow>
    </mrow>
    <annotation encoding="StarMath 5.0">O(2^n)</annotation>
  </semantics>
</math>
</file>

<file path=Object 9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</mrow>
    <annotation encoding="StarMath 5.0">O(n)</annotation>
  </semantics>
</math>
</file>